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FMono-Regular" svg:font-family="SFMono-Regular, Consolas, 'Liberation Mono', Menlo, Courier, monospace"/>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2" style:family="paragraph" style:parent-style-name="Text_20_body" style:list-style-name="L2">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3" style:family="paragraph" style:parent-style-name="Text_20_body" style:list-style-name="L3">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4" style:family="paragraph" style:parent-style-name="Text_20_body" style:list-style-name="L4">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5" style:family="paragraph" style:parent-style-name="Text_20_body" style:list-style-name="L5">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6" style:family="paragraph" style:parent-style-name="Text_20_body" style:list-style-name="L6">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7" style:family="paragraph" style:parent-style-name="Text_20_body" style:list-style-name="L7">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8" style:family="paragraph" style:parent-style-name="Text_20_body" style:list-style-name="L8">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9" style:family="paragraph" style:parent-style-name="Text_20_body" style:list-style-name="L9">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10" style:family="paragraph" style:parent-style-name="Text_20_body" style:list-style-name="L10">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11" style:family="paragraph" style:parent-style-name="Text_20_body" style:list-style-name="L11">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12" style:family="paragraph" style:parent-style-name="Text_20_body" style:list-style-name="L12">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13" style:family="paragraph" style:parent-style-name="Text_20_body" style:list-style-name="L13">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14" style:family="paragraph" style:parent-style-name="Text_20_body" style:list-style-name="L14">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15" style:family="paragraph" style:parent-style-name="Text_20_body" style:list-style-name="L15">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16" style:family="paragraph" style:parent-style-name="Text_20_body" style:list-style-name="L16">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17" style:family="paragraph" style:parent-style-name="Text_20_body" style:list-style-name="L17">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18"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style>
    <style:style style:name="P19" style:family="paragraph" style:parent-style-name="Text_20_body" style:list-style-name="L2">
      <style:paragraph-properties fo:margin-left="0in" fo:margin-right="0in" fo:margin-top="0in" fo:margin-bottom="0in" fo:orphans="2" fo:widows="2" fo:text-indent="0in" style:auto-text-indent="false" fo:padding="0in" fo:border="none"/>
    </style:style>
    <style:style style:name="P20" style:family="paragraph" style:parent-style-name="Text_20_body" style:list-style-name="L11">
      <style:paragraph-properties fo:margin-left="0in" fo:margin-right="0in" fo:margin-top="0in" fo:margin-bottom="0in" fo:orphans="2" fo:widows="2" fo:text-indent="0in" style:auto-text-indent="false" fo:padding="0in" fo:border="none"/>
    </style:style>
    <style:style style:name="P21" style:family="paragraph" style:parent-style-name="Text_20_body" style:list-style-name="L16">
      <style:paragraph-properties fo:margin-left="0in" fo:margin-right="0in" fo:margin-top="0in" fo:margin-bottom="0in" fo:orphans="2" fo:widows="2" fo:text-indent="0in" style:auto-text-indent="false" fo:padding="0in" fo:border="none"/>
    </style:style>
    <style:style style:name="P22" style:family="paragraph" style:parent-style-name="Text_20_body">
      <style:paragraph-properties fo:margin-left="0in" fo:margin-right="0in" fo:margin-top="0in" fo:margin-bottom="0in" fo:orphans="2" fo:widows="2" fo:text-indent="0in" style:auto-text-indent="false"/>
    </style:style>
    <style:style style:name="P23" style:family="paragraph" style:parent-style-name="Preformatted_20_Text">
      <style:paragraph-properties fo:margin-left="0in" fo:margin-right="0in" fo:margin-top="0in" fo:margin-bottom="0in" fo:line-height="145%" fo:orphans="2" fo:widows="2" fo:text-indent="0in" style:auto-text-indent="false" fo:background-color="#f6f8fa" fo:padding="0in" fo:border="none">
        <style:background-image/>
      </style:paragraph-properties>
      <style:text-properties fo:font-variant="normal" fo:text-transform="none" fo:color="#24292e" fo:letter-spacing="normal"/>
    </style:style>
    <style:style style:name="P24" style:family="paragraph" style:parent-style-name="Preformatted_20_Text">
      <style:paragraph-properties fo:margin-left="0in" fo:margin-right="0in" fo:margin-top="0in" fo:margin-bottom="0in" fo:line-height="145%" fo:orphans="2" fo:widows="2" fo:text-indent="0in" style:auto-text-indent="false" fo:background-color="#f6f8fa" fo:padding="0in" fo:border="none">
        <style:background-image/>
      </style:paragraph-properties>
      <style:text-properties fo:font-variant="normal" fo:text-transform="none" fo:color="#24292e" style:font-name="SFMono-Regular" fo:font-size="9.75pt" fo:letter-spacing="normal" fo:font-style="normal" fo:font-weight="normal"/>
    </style:style>
    <style:style style:name="P25" style:family="paragraph" style:parent-style-name="Preformatted_20_Text">
      <style:paragraph-properties fo:margin-top="0in" fo:margin-bottom="0in" fo:line-height="145%" fo:orphans="2" fo:widows="2" fo:background-color="#f6f8fa" fo:padding="0in" fo:border="none">
        <style:background-image/>
      </style:paragraph-properties>
      <style:text-properties fo:font-variant="normal" fo:text-transform="none" fo:color="#24292e" fo:letter-spacing="normal"/>
    </style:style>
    <style:style style:name="P26" style:family="paragraph" style:parent-style-name="Preformatted_20_Text">
      <style:paragraph-properties fo:margin-top="0in" fo:margin-bottom="0in" fo:line-height="145%" fo:orphans="2" fo:widows="2" fo:background-color="#f6f8fa" fo:padding="0in" fo:border="none">
        <style:background-image/>
      </style:paragraph-properties>
      <style:text-properties fo:font-variant="normal" fo:text-transform="none" fo:color="#24292e" style:font-name="SFMono-Regular" fo:font-size="9.75pt" fo:letter-spacing="normal" fo:font-style="normal" fo:font-weight="normal"/>
    </style:style>
    <style:style style:name="P27" style:family="paragraph" style:parent-style-name="Preformatted_20_Text">
      <style:paragraph-properties fo:margin-top="0in" fo:margin-bottom="0in" fo:line-height="145%" fo:orphans="2" fo:widows="2" fo:background-color="#f6f8fa" fo:padding="0in" fo:border="none">
        <style:background-image/>
      </style:paragraph-properties>
    </style:style>
    <style:style style:name="P28" style:family="paragraph" style:parent-style-name="Heading_20_2">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letter-spacing="normal" fo:font-style="normal" fo:font-weight="bold"/>
    </style:style>
    <style:style style:name="P29" style:family="paragraph" style:parent-style-name="Heading_20_1">
      <style:text-properties fo:font-variant="normal" fo:text-transform="none" fo:color="#24292e" style:font-name="apple-system" fo:letter-spacing="normal" fo:font-style="normal" fo:font-weight="bold"/>
    </style:style>
    <style:style style:name="T1" style:family="text">
      <style:text-properties style:font-name="SFMono-Regular" fo:font-size="9.75pt" fo:font-style="normal" fo:font-weight="normal"/>
    </style:style>
    <style:style style:name="T2" style:family="text">
      <style:text-properties fo:font-variant="normal" fo:text-transform="none" fo:color="#24292e" style:font-name="apple-system" fo:font-size="12pt" fo:letter-spacing="normal" fo:font-style="normal" fo:font-weight="normal"/>
    </style:style>
    <style:style style:name="T3" style:family="text">
      <style:text-properties fo:font-variant="normal" fo:text-transform="none" fo:color="#24292e" style:font-name="SFMono-Regular" fo:font-size="9.75pt" fo:letter-spacing="normal" fo:font-style="normal" fo:font-weight="normal"/>
    </style:style>
    <style:style style:name="T4" style:family="text">
      <style:text-properties fo:font-variant="normal" fo:text-transform="none" fo:color="#0366d6" style:text-line-through-style="none" style:font-name="apple-system" fo:font-size="12pt" fo:letter-spacing="normal" fo:font-style="normal" style:text-underline-style="none" fo:font-weight="normal" style:text-blinking="false" fo:background-color="transparent"/>
    </style:style>
    <style:style style:name="T5" style:family="text">
      <style:text-properties fo:color="#a71d5d"/>
    </style:style>
    <style:style style:name="T6" style:family="text">
      <style:text-properties fo:color="#a71d5d" style:font-name="SFMono-Regular" fo:font-size="9.75pt" fo:font-style="normal" fo:font-weight="normal"/>
    </style:style>
    <style:style style:name="T7" style:family="text">
      <style:text-properties fo:color="#0086b3"/>
    </style:style>
    <style:style style:name="T8" style:family="text">
      <style:text-properties fo:color="#0086b3" style:font-name="SFMono-Regular" fo:font-size="9.75pt" fo:font-style="normal" fo:font-weight="normal"/>
    </style:style>
    <style:style style:name="T9" style:family="text">
      <style:text-properties fo:color="#795da3"/>
    </style:style>
    <style:style style:name="T10" style:family="text">
      <style:text-properties fo:color="#795da3" style:font-name="SFMono-Regular" fo:font-size="9.75pt" fo:font-style="normal" fo:font-weight="normal"/>
    </style:style>
    <style:style style:name="T11" style:family="text">
      <style:text-properties fo:color="#969896"/>
    </style:style>
    <style:style style:name="T12" style:family="text">
      <style:text-properties fo:color="#333333"/>
    </style:style>
    <style:style style:name="T13" style:family="text">
      <style:text-properties fo:color="#333333" style:font-name="SFMono-Regular" fo:font-size="9.75pt" fo:font-style="normal" fo:font-weight="normal"/>
    </style:style>
    <style:style style:name="T14" style:family="text">
      <style:text-properties fo:color="#183691"/>
    </style:style>
    <style:style style:name="T15" style:family="text">
      <style:text-properties fo:color="#183691" style:font-name="SFMono-Regular" fo:font-size="9.75pt" fo:font-style="normal" fo:font-weight="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4">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8">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10">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1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12">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1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14">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15">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6">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7">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10">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JS in more Depth</text:h>
      <text:h text:style-name="P28" text:outline-level="2"><text:bookmark text:name="user-content-table-of-contents"/>Table of Contents</text:h>
      <text:list xml:id="list8617270037377969398" text:style-name="L1">
        <text:list-item>
          <text:p text:style-name="P1">Table of Contents</text:p>
        </text:list-item>
        <text:list-item>
          <text:p text:style-name="P1">Homework Details</text:p>
        </text:list-item>
        <text:list-item>
          <text:p text:style-name="P1">Core JavaScript Questions</text:p>
        </text:list-item>
        <text:list-item>
          <text:p text:style-name="P1">ES6 Questions</text:p>
        </text:list-item>
        <text:list-item>
          <text:p text:style-name="P1">Node.js Questions</text:p>
        </text:list-item>
        <text:list-item>
          <text:p text:style-name="P1">React.js Questions</text:p>
        </text:list-item>
        <text:list-item>
          <text:p text:style-name="P1">Internet/Network questions</text:p>
        </text:list-item>
      </text:list>
      <text:h text:style-name="P28" text:outline-level="2"><text:bookmark text:name="user-content-homework-details"/>Homework Details</text:h>
      <text:p text:style-name="P18">This homework is designed to prepare you for questions you may face during an interview. It should take you no more than 4 hours. It's akin to an open book quiz since you can use the internet to look things up. But first, try going through and seeing how many questions you can answer without using google/stackoverflow/anyOtherInternetSource! And then go back and look up the answers to the ones that stumped you.</text:p>
      <text:h text:style-name="P28" text:outline-level="2"><text:bookmark text:name="user-content-core-javascript-questions"/>Core JavaScript Questions</text:h>
      <text:list xml:id="list466062084170413456" text:style-name="L2">
        <text:list-item>
          <text:p text:style-name="P19"><text:span text:style-name="T2">What is the difference between </text:span><text:span text:style-name="Source_20_Text"><text:span text:style-name="T3">undefined</text:span></text:span><text:span text:style-name="T2"> and </text:span><text:span text:style-name="Source_20_Text"><text:span text:style-name="T3">not defined</text:span></text:span><text:span text:style-name="T2"> in JavaScript?</text:span></text:p>
        </text:list-item>
        <text:list-item>
          <text:p text:style-name="P2">What is "Hoisting" in JavaScript?</text:p>
        </text:list-item>
        <text:list-item>
          <text:p text:style-name="P2">What would be the output of the following code?</text:p>
        </text:list-item>
      </text:list>
      <text:p text:style-name="P23"><text:s text:c="4"/><text:span text:style-name="T6">var</text:span><text:span text:style-name="T1"> y </text:span><text:span text:style-name="T6">=</text:span><text:span text:style-name="T1"> </text:span><text:span text:style-name="T8">1</text:span><text:span text:style-name="T1">;</text:span></text:p>
      <text:p text:style-name="P25"><text:s text:c="6"/><text:span text:style-name="T6">if</text:span><text:span text:style-name="T1"> (</text:span><text:span text:style-name="T6">function</text:span><text:span text:style-name="T1"> </text:span><text:span text:style-name="T10">f</text:span><text:span text:style-name="T1">(){}) {</text:span></text:p>
      <text:p text:style-name="P25"><text:s text:c="8"/><text:span text:style-name="T1">y </text:span><text:span text:style-name="T6">+=</text:span><text:span text:style-name="T1"> </text:span><text:span text:style-name="T6">typeof</text:span><text:span text:style-name="T1"> f;</text:span></text:p>
      <text:p text:style-name="P25"><text:s text:c="6"/><text:span text:style-name="T1">}</text:span></text:p>
      <text:p text:style-name="P25"><text:s text:c="5"/><text:span text:style-name="T10">console</text:span><text:span text:style-name="T1">.</text:span><text:span text:style-name="T8">log</text:span><text:span text:style-name="T1">(y);</text:span></text:p>
      <text:list xml:id="list9180833886528128913" text:style-name="L3">
        <text:list-item>
          <text:p text:style-name="P3">What is a "private method"?</text:p>
        </text:list-item>
        <text:list-item>
          <text:p text:style-name="P3">What is the drawback of creating true private methods in JavaScript?</text:p>
        </text:list-item>
        <text:list-item>
          <text:p text:style-name="P3"><text:soft-page-break/>What is a “closure” in JavaScript? Provide an example.</text:p>
        </text:list-item>
        <text:list-item>
          <text:p text:style-name="P3">Write a mul function which will produce the following outputs when invoked.</text:p>
        </text:list-item>
      </text:list>
      <text:p text:style-name="P24"><text:span text:style-name="T9">console</text:span>.<text:span text:style-name="T7">log</text:span>(<text:span text:style-name="T9">mul</text:span>(<text:span text:style-name="T7">2</text:span>)(<text:span text:style-name="T7">3</text:span>)(<text:span text:style-name="T7">4</text:span>)); <text:span text:style-name="T11">// output : 24 </text:span></text:p>
      <text:p text:style-name="P26"><text:span text:style-name="T9">console</text:span>.<text:span text:style-name="T7">log</text:span>(<text:span text:style-name="T9">mul</text:span>(<text:span text:style-name="T7">4</text:span>)(<text:span text:style-name="T7">3</text:span>)(<text:span text:style-name="T7">4</text:span>)); <text:span text:style-name="T11">// output : 48</text:span></text:p>
      <text:list xml:id="list2167224626220648220" text:style-name="L4">
        <text:list-item>
          <text:p text:style-name="P4">How would you empty an array in JavaScript? Provide at least 2 methods of doing so.</text:p>
        </text:list-item>
        <text:list-item>
          <text:p text:style-name="P4">What will be the output of the following code?</text:p>
        </text:list-item>
      </text:list>
      <text:p text:style-name="P24"><text:span text:style-name="T5">var</text:span> output <text:span text:style-name="T5">=</text:span> (<text:span text:style-name="T5">function</text:span>(<text:span text:style-name="T12">x</text:span>){</text:p>
      <text:p text:style-name="P25"><text:s text:c="4"/><text:span text:style-name="T6">delete</text:span><text:span text:style-name="T1"> x;</text:span></text:p>
      <text:p text:style-name="P25"><text:s text:c="4"/><text:span text:style-name="T6">return</text:span><text:span text:style-name="T1"> x;</text:span></text:p>
      <text:p text:style-name="P25"><text:s text:c="2"/><text:span text:style-name="T1">})(</text:span><text:span text:style-name="T8">0</text:span><text:span text:style-name="T1">);</text:span></text:p>
      <text:p text:style-name="P25"><text:s text:c="2"/></text:p>
      <text:p text:style-name="P25"><text:s text:c="2"/><text:span text:style-name="T10">console</text:span><text:span text:style-name="T1">.</text:span><text:span text:style-name="T8">log</text:span><text:span text:style-name="T1">(output);</text:span></text:p>
      <text:p text:style-name="P18">What about this code?</text:p>
      <text:p text:style-name="P24"><text:span text:style-name="T5">var</text:span> x <text:span text:style-name="T5">=</text:span> <text:span text:style-name="T7">1</text:span>;</text:p>
      <text:p text:style-name="P26"><text:span text:style-name="T5">var</text:span> output <text:span text:style-name="T5">=</text:span> (<text:span text:style-name="T5">function</text:span>(){</text:p>
      <text:p text:style-name="P25"><text:s text:c="4"/><text:span text:style-name="T6">delete</text:span><text:span text:style-name="T1"> x;</text:span></text:p>
      <text:p text:style-name="P25"><text:s text:c="4"/><text:span text:style-name="T6">return</text:span><text:span text:style-name="T1"> x;</text:span></text:p>
      <text:p text:style-name="P25"><text:s text:c="2"/><text:span text:style-name="T1">})();</text:span></text:p>
      <text:p text:style-name="P25"><text:s text:c="2"/></text:p>
      <text:p text:style-name="P25"><text:s text:c="2"/><text:span text:style-name="T10">console</text:span><text:span text:style-name="T1">.</text:span><text:span text:style-name="T8">log</text:span><text:span text:style-name="T1">(output);</text:span></text:p>
      <text:p text:style-name="P18">And what about this one?</text:p>
      <text:p text:style-name="P24"><text:span text:style-name="T5">var</text:span> x <text:span text:style-name="T5">=</text:span> { foo <text:span text:style-name="T5">:</text:span> <text:span text:style-name="T7">1</text:span>};</text:p>
      <text:p text:style-name="P26"><text:span text:style-name="T5">var</text:span> output <text:span text:style-name="T5">=</text:span> (<text:span text:style-name="T5">function</text:span>(){</text:p>
      <text:p text:style-name="P25"><text:s text:c="4"/><text:span text:style-name="T6">delete</text:span><text:span text:style-name="T1"> </text:span><text:span text:style-name="T13">x</text:span><text:span text:style-name="T1">.</text:span><text:span text:style-name="T13">foo</text:span><text:span text:style-name="T1">;</text:span></text:p>
      <text:p text:style-name="P25"><text:s text:c="4"/><text:span text:style-name="T6">return</text:span><text:span text:style-name="T1"> </text:span><text:span text:style-name="T13">x</text:span><text:span text:style-name="T1">.</text:span><text:span text:style-name="T13">foo</text:span><text:span text:style-name="T1">;</text:span></text:p>
      <text:p text:style-name="P25"><text:s text:c="2"/><text:span text:style-name="T1">})();</text:span></text:p>
      <text:p text:style-name="P25"><text:s text:c="2"/></text:p>
      <text:p text:style-name="P25"><text:s text:c="2"/><text:span text:style-name="T10">console</text:span><text:span text:style-name="T1">.</text:span><text:span text:style-name="T8">log</text:span><text:span text:style-name="T1">(output);</text:span></text:p>
      <text:p text:style-name="P18">And finally, what about this one?</text:p>
      <text:p text:style-name="P24"><text:span text:style-name="T5">var</text:span> Employee <text:span text:style-name="T5">=</text:span> {</text:p>
      <text:p text:style-name="P25"><text:s text:c="2"/><text:span text:style-name="T1">company</text:span><text:span text:style-name="T6">:</text:span><text:span text:style-name="T1"> </text:span><text:span text:style-name="T15">'xyz'</text:span></text:p>
      <text:p text:style-name="P26">}</text:p>
      <text:p text:style-name="P26"><text:span text:style-name="T5">var</text:span> emp1 <text:span text:style-name="T5">=</text:span> <text:span text:style-name="T7">Object</text:span>.<text:span text:style-name="T9">create</text:span>(Employee);</text:p>
      <text:p text:style-name="P26"><text:span text:style-name="T5">delete</text:span> <text:span text:style-name="T12">emp1</text:span>.<text:span text:style-name="T12">company</text:span></text:p>
      <text:p text:style-name="P26"><text:span text:style-name="T9">console</text:span>.<text:span text:style-name="T7">log</text:span>(<text:span text:style-name="T12">emp1</text:span>.<text:span text:style-name="T12">company</text:span>);</text:p>
      <text:list xml:id="list8910953281387175254" text:style-name="L5">
        <text:list-item>
          <text:p text:style-name="P5">What would this code return?</text:p>
        </text:list-item>
      </text:list>
      <text:p text:style-name="P24"><text:span text:style-name="T5">var</text:span> trees <text:span text:style-name="T5">=</text:span> [<text:span text:style-name="T14">"xyz"</text:span>,<text:span text:style-name="T14">"xxxx"</text:span>,<text:span text:style-name="T14">"test"</text:span>,<text:span text:style-name="T14">"ryan"</text:span>,<text:span text:style-name="T14">"apple"</text:span>];</text:p>
      <text:p text:style-name="P26"><text:soft-page-break/><text:span text:style-name="T5">delete</text:span> trees[<text:span text:style-name="T7">3</text:span>];</text:p>
      <text:p text:style-name="P25"><text:s text:c="2"/></text:p>
      <text:p text:style-name="P25"><text:s text:c="2"/><text:span text:style-name="T10">console</text:span><text:span text:style-name="T1">.</text:span><text:span text:style-name="T8">log</text:span><text:span text:style-name="T1">(</text:span><text:span text:style-name="T13">trees</text:span><text:span text:style-name="T1">.</text:span><text:span text:style-name="T8">length</text:span><text:span text:style-name="T1">);</text:span></text:p>
      <text:list xml:id="list2101975402416205515" text:style-name="L6">
        <text:list-item>
          <text:p text:style-name="P6">What will be the output of the code below?</text:p>
        </text:list-item>
      </text:list>
      <text:p text:style-name="P24"><text:span text:style-name="T5">var</text:span> bar <text:span text:style-name="T5">=</text:span> <text:span text:style-name="T7">true</text:span>;</text:p>
      <text:p text:style-name="P26"><text:span text:style-name="T9">console</text:span>.<text:span text:style-name="T7">log</text:span>(bar <text:span text:style-name="T5">+</text:span> <text:span text:style-name="T7">0</text:span>); <text:s text:c="2"/></text:p>
      <text:p text:style-name="P26"><text:span text:style-name="T9">console</text:span>.<text:span text:style-name="T7">log</text:span>(bar <text:span text:style-name="T5">+</text:span> <text:span text:style-name="T14">"xyz"</text:span>); <text:s/></text:p>
      <text:p text:style-name="P26"><text:span text:style-name="T9">console</text:span>.<text:span text:style-name="T7">log</text:span>(bar <text:span text:style-name="T5">+</text:span> <text:span text:style-name="T7">true</text:span>); <text:s/></text:p>
      <text:p text:style-name="P26"><text:span text:style-name="T9">console</text:span>.<text:span text:style-name="T7">log</text:span>(bar <text:span text:style-name="T5">+</text:span> <text:span text:style-name="T7">false</text:span>); <text:s text:c="2"/></text:p>
      <text:list xml:id="list4324253979655087258" text:style-name="L7">
        <text:list-item>
          <text:p text:style-name="P7">What will be the output of the code below?</text:p>
        </text:list-item>
      </text:list>
      <text:p text:style-name="P24"><text:span text:style-name="T5">var</text:span> z <text:span text:style-name="T5">=</text:span> <text:span text:style-name="T7">1</text:span>, y <text:span text:style-name="T5">=</text:span> z <text:span text:style-name="T5">=</text:span> <text:span text:style-name="T5">typeof</text:span> y;</text:p>
      <text:p text:style-name="P26"><text:span text:style-name="T9">console</text:span>.<text:span text:style-name="T7">log</text:span>(y); <text:s/></text:p>
      <text:list xml:id="list3207101083879891611" text:style-name="L8">
        <text:list-item>
          <text:p text:style-name="P8">What would be the output of the code below?</text:p>
        </text:list-item>
      </text:list>
      <text:p text:style-name="P23"><text:s/><text:span text:style-name="T6">var</text:span><text:span text:style-name="T1"> salary </text:span><text:span text:style-name="T6">=</text:span><text:span text:style-name="T1"> </text:span><text:span text:style-name="T15">"1000$"</text:span><text:span text:style-name="T1">;</text:span></text:p>
      <text:p text:style-name="P27"/>
      <text:p text:style-name="P25"><text:s/><text:span text:style-name="T1">(</text:span><text:span text:style-name="T6">function</text:span><text:span text:style-name="T1"> () {</text:span></text:p>
      <text:p text:style-name="P25"><text:s text:c="5"/><text:span text:style-name="T10">console</text:span><text:span text:style-name="T1">.</text:span><text:span text:style-name="T8">log</text:span><text:span text:style-name="T1">(</text:span><text:span text:style-name="T15">"Original salary was "</text:span><text:span text:style-name="T1"> </text:span><text:span text:style-name="T6">+</text:span><text:span text:style-name="T1"> salary);</text:span></text:p>
      <text:p text:style-name="P27"/>
      <text:p text:style-name="P25"><text:s text:c="5"/><text:span text:style-name="T6">var</text:span><text:span text:style-name="T1"> salary </text:span><text:span text:style-name="T6">=</text:span><text:span text:style-name="T1"> </text:span><text:span text:style-name="T15">"5000$"</text:span><text:span text:style-name="T1">;</text:span></text:p>
      <text:p text:style-name="P27"/>
      <text:p text:style-name="P25"><text:s text:c="5"/><text:span text:style-name="T10">console</text:span><text:span text:style-name="T1">.</text:span><text:span text:style-name="T8">log</text:span><text:span text:style-name="T1">(</text:span><text:span text:style-name="T15">"My New Salary "</text:span><text:span text:style-name="T1"> </text:span><text:span text:style-name="T6">+</text:span><text:span text:style-name="T1"> salary);</text:span></text:p>
      <text:p text:style-name="P25"><text:s/><text:span text:style-name="T1">})();</text:span></text:p>
      <text:list xml:id="list6451266658512094560" text:style-name="L9">
        <text:list-item>
          <text:p text:style-name="P9">What is the instanceof operator in JavaScript? What would be the output of the code below?</text:p>
        </text:list-item>
      </text:list>
      <text:p text:style-name="P24"><text:span text:style-name="T5">function</text:span> <text:span text:style-name="T9">foo</text:span>(){ </text:p>
      <text:p text:style-name="P25"><text:s text:c="2"/><text:span text:style-name="T6">return</text:span><text:span text:style-name="T1"> foo; </text:span></text:p>
      <text:p text:style-name="P26">}</text:p>
      <text:p text:style-name="P26"><text:span text:style-name="T5">new</text:span> <text:span text:style-name="T9">foo</text:span>() <text:span text:style-name="T5">instanceof</text:span> foo;</text:p>
      <text:list xml:id="list1675020133014774093" text:style-name="L10">
        <text:list-item>
          <text:p text:style-name="P10">What constitutes a "Primitive" value in Javascript?</text:p>
        </text:list-item>
        <text:list-item>
          <text:p text:style-name="P10">What is the difference between a reference type variable and a value type variable?</text:p>
        </text:list-item>
        <text:list-item>
          <text:p text:style-name="P10">How would you describe the difference between class-based inheritance and prototypical inheritance?</text:p>
        </text:list-item>
      </text:list>
      <text:h text:style-name="P28" text:outline-level="2"><text:bookmark text:name="user-content-es6-questions"/>ES6 Questions</text:h>
      <text:list xml:id="list7626805184407810984" text:style-name="L11">
        <text:list-item>
          <text:p text:style-name="P11">What is the difference between JavaScript and ECMAScript?</text:p>
        </text:list-item>
        <text:list-item>
          <text:p text:style-name="P20"><text:soft-page-break/><text:span text:style-name="T2">What do </text:span><text:span text:style-name="Source_20_Text"><text:span text:style-name="T3">const</text:span></text:span><text:span text:style-name="T2"> and </text:span><text:span text:style-name="Source_20_Text"><text:span text:style-name="T3">let</text:span></text:span><text:span text:style-name="T2"> do? And when would we use them?</text:span></text:p>
        </text:list-item>
        <text:list-item>
          <text:p text:style-name="P20"><text:span text:style-name="T2">How would you describe the difference between </text:span><text:span text:style-name="Source_20_Text"><text:span text:style-name="T3">function</text:span></text:span><text:span text:style-name="T2"> and </text:span><text:span text:style-name="Source_20_Text"><text:span text:style-name="T3">function*</text:span></text:span><text:span text:style-name="T2">?</text:span></text:p>
        </text:list-item>
        <text:list-item>
          <text:p text:style-name="P11">When would you NOT use an arrow function in the place of a regular function expression?</text:p>
        </text:list-item>
        <text:list-item>
          <text:p text:style-name="P11">Refactor the following code to use an ES6 Template Literal.</text:p>
        </text:list-item>
      </text:list>
      <text:p text:style-name="P24"><text:span text:style-name="T5">var</text:span> name <text:span text:style-name="T5">=</text:span> <text:span text:style-name="T14">'Tiger'</text:span>;</text:p>
      <text:p text:style-name="P26"><text:span text:style-name="T5">var</text:span> age <text:span text:style-name="T5">=</text:span> <text:span text:style-name="T7">13</text:span>;</text:p>
      <text:p text:style-name="P27"/>
      <text:p text:style-name="P26"><text:span text:style-name="T9">console</text:span>.<text:span text:style-name="T7">log</text:span>(<text:span text:style-name="T14">'My cat is named '</text:span> <text:span text:style-name="T5">+</text:span> name <text:span text:style-name="T5">+</text:span> <text:span text:style-name="T14">' and is '</text:span> <text:span text:style-name="T5">+</text:span> age <text:span text:style-name="T5">+</text:span> <text:span text:style-name="T14">' years old.'</text:span>);</text:p>
      <text:list xml:id="list9195812093785646256" text:style-name="L12">
        <text:list-item>
          <text:p text:style-name="P12">How would you refactor the following code to use ES6 default parameters?</text:p>
        </text:list-item>
      </text:list>
      <text:p text:style-name="P24"><text:span text:style-name="T5">function</text:span> <text:span text:style-name="T9">addTwoNumbers</text:span>(<text:span text:style-name="T12">x</text:span>, <text:span text:style-name="T12">y</text:span>) {</text:p>
      <text:p text:style-name="P25"><text:s text:c="4"/><text:span text:style-name="T1">x </text:span><text:span text:style-name="T6">=</text:span><text:span text:style-name="T1"> x </text:span><text:span text:style-name="T6">||</text:span><text:span text:style-name="T1"> </text:span><text:span text:style-name="T8">0</text:span><text:span text:style-name="T1">;</text:span></text:p>
      <text:p text:style-name="P25"><text:s text:c="4"/><text:span text:style-name="T1">y </text:span><text:span text:style-name="T6">=</text:span><text:span text:style-name="T1"> y </text:span><text:span text:style-name="T6">||</text:span><text:span text:style-name="T1"> </text:span><text:span text:style-name="T8">0</text:span><text:span text:style-name="T1">;</text:span></text:p>
      <text:p text:style-name="P25"><text:s text:c="4"/><text:span text:style-name="T6">return</text:span><text:span text:style-name="T1"> x </text:span><text:span text:style-name="T6">+</text:span><text:span text:style-name="T1"> y;</text:span></text:p>
      <text:p text:style-name="P26">}</text:p>
      <text:list xml:id="list751864207112934424" text:style-name="L13">
        <text:list-item>
          <text:p text:style-name="P13">What is a "Promise" in ES6? And how many different states do they have?</text:p>
        </text:list-item>
        <text:list-item>
          <text:p text:style-name="P13">What is a practical use case for Promises?</text:p>
        </text:list-item>
        <text:list-item>
          <text:p text:style-name="P13">What is wrong with the following code? And how could it be better?</text:p>
        </text:list-item>
      </text:list>
      <text:p text:style-name="P24"><text:span text:style-name="T5">new</text:span> <text:span text:style-name="T9">Promise</text:span>((<text:span text:style-name="T12">resolve</text:span>, <text:span text:style-name="T12">reject</text:span>) <text:span text:style-name="T5">=&gt;</text:span> { <text:s/></text:p>
      <text:p text:style-name="P25"><text:s text:c="2"/><text:span text:style-name="T6">throw</text:span><text:span text:style-name="T1"> </text:span><text:span text:style-name="T6">new</text:span><text:span text:style-name="T1"> </text:span><text:span text:style-name="T10">Error</text:span><text:span text:style-name="T1">(</text:span><text:span text:style-name="T15">'error'</text:span><text:span text:style-name="T1">)</text:span></text:p>
      <text:p text:style-name="P26">}).<text:span text:style-name="T9">then</text:span>(<text:span text:style-name="T9">console</text:span>.<text:span text:style-name="T12">log</text:span>)</text:p>
      <text:list xml:id="list3656099324126621309" text:style-name="L14">
        <text:list-item>
          <text:p text:style-name="P14">Describe the .fetch() method. What is one disadvantage to using the .fetch() method over existing methods?</text:p>
        </text:list-item>
      </text:list>
      <text:h text:style-name="P28" text:outline-level="2"><text:bookmark text:name="user-content-nodejs-questions"/>Node.js Questions</text:h>
      <text:list xml:id="list6888068542286638402" text:style-name="L15">
        <text:list-item>
          <text:p text:style-name="P15">What is Node.js?</text:p>
        </text:list-item>
        <text:list-item>
          <text:p text:style-name="P15">What is an "Error-First" Callback?</text:p>
        </text:list-item>
        <text:list-item>
          <text:p text:style-name="P15">What is the Node.js Event Loop?</text:p>
        </text:list-item>
        <text:list-item>
          <text:p text:style-name="P15">Why might someone choose to use the Node.js Async single-threaded model over a more traditional multi-threaded model?</text:p>
        </text:list-item>
        <text:list-item>
          <text:p text:style-name="P15">What is meant by the term "non-blocking I/O"?</text:p>
        </text:list-item>
        <text:list-item>
          <text:p text:style-name="P15">What is the "memory stack"? And what happens when you exceed it?</text:p>
        </text:list-item>
      </text:list>
      <text:h text:style-name="P28" text:outline-level="2"><text:bookmark text:name="user-content-reactjs-questions"/><text:soft-page-break/>React.js Questions</text:h>
      <text:list xml:id="list5035141078007766316" text:style-name="L16">
        <text:list-item>
          <text:p text:style-name="P16">What makes React.js more efficient at updating the DOM?</text:p>
        </text:list-item>
        <text:list-item>
          <text:p text:style-name="P16">What is the difference between a Logical component and a Pure component?</text:p>
        </text:list-item>
        <text:list-item>
          <text:p text:style-name="P16">What happens when you call "setState" in React?</text:p>
        </text:list-item>
        <text:list-item>
          <text:p text:style-name="P16">What is the React method to create a component? Alternatively, how would you accomplish the same thing using ES6 classes?</text:p>
        </text:list-item>
        <text:list-item>
          <text:p text:style-name="P16">In which React lifecycle event would you make AJAX requests? And why?</text:p>
        </text:list-item>
        <text:list-item>
          <text:p text:style-name="P21"><text:span text:style-name="T2">Why would you use </text:span><text:span text:style-name="Source_20_Text"><text:span text:style-name="T3">React.Children.map(props.children, () =&gt; )</text:span></text:span><text:span text:style-name="T2"> instead of </text:span><text:span text:style-name="Source_20_Text"><text:span text:style-name="T3">props.children.map(() =&gt; )</text:span></text:span><text:span text:style-name="T2">?</text:span></text:p>
        </text:list-item>
        <text:list-item>
          <text:p text:style-name="P16">What is JSX?</text:p>
        </text:list-item>
      </text:list>
      <text:h text:style-name="P28" text:outline-level="2"><text:bookmark text:name="user-content-internetnetwork-questions"/>Internet/Network Questions</text:h>
      <text:list xml:id="list9000165976227404773" text:style-name="L17">
        <text:list-item>
          <text:p text:style-name="P17">What does TCP/IP stand for?</text:p>
        </text:list-item>
        <text:list-item>
          <text:p text:style-name="P17">Behind the scenes, how does HTTPS differ from HTTP?</text:p>
        </text:list-item>
        <text:list-item>
          <text:p text:style-name="P17">Define the general response status code categories.</text:p>
        </text:list-item>
        <text:list-item>
          <text:p text:style-name="P17">What does DDOS stand for?</text:p>
        </text:list-item>
        <text:list-item>
          <text:p text:style-name="P17">What is CORS? How does it work?</text:p>
        </text:list-item>
        <text:list-item>
          <text:p text:style-name="P17">What does REST stand for when we refer it in the context of a "RESTful API"?</text:p>
        </text:list-item>
      </text:list>
      <text:h text:style-name="P28" text:outline-level="2"><text:bookmark text:name="user-content-resources"/>Resources</text:h>
      <text:p text:style-name="P22"><text:a xlink:type="simple" xlink:href="https://blog.risingstack.com/node-js-interview-questions-and-answers-2017/" text:style-name="Internet_20_link" text:visited-style-name="Visited_20_Internet_20_Link"><text:span text:style-name="T4">https://blog.risingstack.com/node-js-interview-questions-and-answers-2017/</text:span></text:a><text:span text:style-name="T2"> </text:span><text:a xlink:type="simple" xlink:href="https://www.codementor.io/nihantanu/21-essential-javascript-tech-interview-practice-questions-answers-du107p62z" text:style-name="Internet_20_link" text:visited-style-name="Visited_20_Internet_20_Link"><text:span text:style-name="T4">https://www.codementor.io/nihantanu/21-essential-javascript-tech-interview-practice-questions-answers-du107p62z</text:span></text:a><text:span text:style-name="T2"> </text:span><text:a xlink:type="simple" xlink:href="https://github.com/DrkSephy/es6-cheatsheet" text:style-name="Internet_20_link" text:visited-style-name="Visited_20_Internet_20_Link">https://github.com/DrkSephy/es6-cheatsheet</text:a><text:a xlink:type="simple" xlink:href="http://career.guru99.com/top-25-interview-questions-on-node-js/" text:style-name="Internet_20_link" text:visited-style-name="Visited_20_Internet_20_Link">http://career.guru99.com/top-25-interview-questions-on-node-js/</text:a><text:span text:style-name="T2"> </text:span><text:a xlink:type="simple" xlink:href="https://tylermcginnis.com/react-interview-questions/" text:style-name="Internet_20_link" text:visited-style-name="Visited_20_Internet_20_Link">https://tylermcginnis.com/react-interview-questions/</text:a><text:a xlink:type="simple" xlink:href="https://hackernoon.com/19-things-i-learnt-reading-the-nodejs-docs-8a2dcc7f307f" text:style-name="Internet_20_link" text:visited-style-name="Visited_20_Internet_20_Link">https://hackernoon.com/19-things-i-learnt-reading-the-nodejs-docs-8a2dcc7f307f</text:a><text:span text:style-name="T2"> </text:span><text:a xlink:type="simple" xlink:href="http://wesbos.com/arrow-function-no-no/" text:style-name="Internet_20_link" text:visited-style-name="Visited_20_Internet_20_Link">http://wesbos.com/arrow-function-no-no/</text:a><text:a xlink:type="simple" xlink:href="https://github.com/indy256/Full-stack-Developer-Interview-Questions-and-Answers" text:style-name="Internet_20_link" text:visited-style-name="Visited_20_Internet_20_Link">https://github.com/indy256/Full-stack-Developer-Interview-Questions-and-Answers</text:a><text:span text:style-name="T2"> </text:span><text:a xlink:type="simple" xlink:href="https://github.com/arialdomartini/Back-End-Developer-Interview-Questions" text:style-name="Internet_20_link" text:visited-style-name="Visited_20_Internet_20_Link"><text:span text:style-name="T4">https://github.com/arialdomartini/Back-End-D</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FMono-Regular" svg:font-family="SFMono-Regular, Consolas, 'Liberation Mono', Menlo, Courier, monospace"/>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7S</meta:editing-duration>
    <meta:editing-cycles>3</meta:editing-cycles>
    <meta:generator>OpenOffice/4.1.2$Win32 OpenOffice.org_project/412m3$Build-9782</meta:generator>
    <dc:date>2017-04-11T08:00:22.97</dc:date>
    <meta:document-statistic meta:table-count="0" meta:image-count="0" meta:object-count="0" meta:page-count="5" meta:paragraph-count="132" meta:word-count="847" meta:character-count="5506"/>
    <dc:creator>First Last</dc:creator>
    <meta:user-defined meta:name="Info 1"/>
    <meta:user-defined meta:name="Info 2"/>
    <meta:user-defined meta:name="Info 3"/>
    <meta:user-defined meta:name="Info 4"/>
  </office:meta>
</office:document-meta>
</file>